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385cm" fo:min-width="1.913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385cm" fo:min-width="4.96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5.21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413cm" svg:height="0.635cm" svg:x="2.811cm" svg:y="10.376cm">
          <text:p text:style-name="P1"><text:span text:style-name="T1">Lãnh vự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1.684cm" svg:height="1.016cm" svg:x="5.953cm" svg:y="1cm">
          <draw:text-box>
            <text:p>Caan.com.vn</text:p>
          </draw:text-box>
        </draw:frame>
        <draw:custom-shape draw:style-name="gr1" draw:text-style-name="P2" xml:id="id1" draw:id="id1" draw:layer="layout" svg:width="2.413cm" svg:height="0.635cm" svg:x="2.905cm" svg:y="13.446cm">
          <text:p text:style-name="P1"><text:span text:style-name="T1">Blo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2.413cm" svg:height="0.635cm" svg:x="4.683cm" svg:y="14.335cm">
          <text:p text:style-name="P1"><text:span text:style-name="T1">Blo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5.461cm" svg:height="0.635cm" svg:x="4.683cm" svg:y="15.478cm">
          <text:p text:style-name="P1"><text:span text:style-name="T1">Danh mục Bài viế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2.413cm" svg:height="0.635cm" svg:x="4.81cm" svg:y="16.494cm">
          <text:p text:style-name="P1"><text:span text:style-name="T1">Ta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svg:x1="4.112cm" svg:y1="14.081cm" svg:x2="4.683cm" svg:y2="14.653cm" draw:start-shape="id1" draw:start-glue-point="6" draw:end-shape="id2" draw:end-glue-point="5" svg:d="M4112 14081v572h571" svg:viewBox="0 0 572 573">
          <text:p/>
        </draw:connector>
        <draw:connector draw:style-name="gr4" draw:text-style-name="P4" draw:layer="layout" svg:x1="4.112cm" svg:y1="14.081cm" svg:x2="4.683cm" svg:y2="15.796cm" draw:start-shape="id1" draw:start-glue-point="6" draw:end-shape="id3" draw:end-glue-point="5" svg:d="M4112 14081v1715h571" svg:viewBox="0 0 572 1716">
          <text:p/>
        </draw:connector>
        <draw:connector draw:style-name="gr4" draw:text-style-name="P4" draw:layer="layout" svg:x1="4.112cm" svg:y1="14.081cm" svg:x2="4.81cm" svg:y2="16.812cm" draw:start-shape="id1" draw:start-glue-point="6" draw:end-shape="id4" draw:end-glue-point="5" svg:d="M4112 14081v2731h698" svg:viewBox="0 0 699 2732">
          <text:p/>
        </draw:connector>
        <draw:custom-shape draw:style-name="gr1" draw:text-style-name="P2" xml:id="id5" draw:id="id5" draw:layer="layout" svg:width="2.413cm" svg:height="0.635cm" svg:x="1cm" svg:y="9.128cm">
          <text:p text:style-name="P1"><text:span text:style-name="T1">Ho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svg:x1="2.207cm" svg:y1="9.763cm" svg:x2="2.811cm" svg:y2="10.694cm" draw:start-shape="id5" draw:start-glue-point="6" draw:end-shape="id6" draw:end-glue-point="5" svg:d="M2207 9763v931h604" svg:viewBox="0 0 605 932">
          <text:p/>
        </draw:connector>
        <draw:connector draw:style-name="gr4" draw:text-style-name="P4" draw:layer="layout" svg:x1="2.207cm" svg:y1="9.763cm" svg:x2="2.905cm" svg:y2="13.764cm" draw:start-shape="id5" draw:start-glue-point="6" draw:end-shape="id1" draw:end-glue-point="5" svg:d="M2207 9763v4001h698" svg:viewBox="0 0 699 4002">
          <text:p/>
        </draw:connector>
        <draw:frame draw:style-name="gr5" draw:text-style-name="P5" draw:layer="layout" svg:width="19.59cm" svg:height="5.465cm" svg:x="1cm" svg:y="2.524cm">
          <draw:text-box>
            <text:p><text:span text:style-name="T1">Đối tượng: Khách hàng, nhân sự, người quan tâm.</text:span></text:p>
            <text:list text:style-name="L1">
              <text:list-item>
                <text:p><text:span text:style-name="T1">Lãnh vực</text:span></text:p>
              </text:list-item>
              <text:list-item>
                <text:p><text:span text:style-name="T1">Giới thiệu</text:span></text:p>
              </text:list-item>
              <text:list-item>
                <text:p><text:span text:style-name="T1">Liên hệ</text:span></text:p>
              </text:list-item>
              <text:list-item>
                <text:p><text:span text:style-name="T1">Tuyển dụng</text:span></text:p>
              </text:list-item>
              <text:list-item>
                <text:p><text:span text:style-name="T1">Tin tức</text:span></text:p>
              </text:list-item>
              <text:list-item>
                <text:p><text:span text:style-name="T1">Blog</text:span></text:p>
              </text:list-item>
            </text:list>
          </draw:text-box>
        </draw:frame>
        <draw:custom-shape draw:style-name="gr1" draw:text-style-name="P2" draw:layer="layout" svg:width="2.413cm" svg:height="0.635cm" svg:x="2.778cm" svg:y="11.541cm">
          <text:p text:style-name="P1"><text:span text:style-name="T1">Liên hệ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2.2$Windows_X86_64 LibreOffice_project/2b840030fec2aae0fd2658d8d4f9548af4e3518d</meta:generator>
    <dc:date>2019-05-12T16:11:30.910000000</dc:date>
    <meta:editing-duration>PT3H17M35S</meta:editing-duration>
    <meta:editing-cycles>9</meta:editing-cycles>
    <meta:document-statistic meta:object-count="14"/>
  </office:meta>
</office:document-meta>
</file>